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15%" fo:hyphenation-ladder-count="no-limit"/>
      <style:text-properties style:font-name="Carlito" fo:hyphenate="true"/>
    </style:style>
    <style:style style:name="P2" style:family="paragraph" style:parent-style-name="Standard" style:master-page-name="MP0">
      <style:paragraph-properties fo:margin-top="0in" fo:margin-bottom="0.0799in" loext:contextual-spacing="false" fo:line-height="115%" fo:hyphenation-ladder-count="no-limit" style:page-number="auto" fo:break-before="page"/>
      <style:text-properties fo:hyphenate="true"/>
    </style:style>
    <style:style style:name="P3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fo:hyphenate="true"/>
    </style:style>
    <style:style style:name="P4" style:family="paragraph" style:parent-style-name="Standard" style:list-style-name="L2">
      <style:paragraph-properties fo:margin-top="0in" fo:margin-bottom="0.0799in" loext:contextual-spacing="false" fo:line-height="115%" fo:hyphenation-ladder-count="no-limit"/>
      <style:text-properties fo:hyphenate="true"/>
    </style:style>
    <style:style style:name="P5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style:font-name="Carlito" fo:hyphenate="true"/>
    </style:style>
    <style:style style:name="P6" style:family="paragraph" style:parent-style-name="Standard" style:list-style-name="L2">
      <style:paragraph-properties fo:margin-top="0in" fo:margin-bottom="0.0799in" loext:contextual-spacing="false" fo:line-height="115%" fo:hyphenation-ladder-count="no-limit"/>
      <style:text-properties style:font-name="Carlito" fo:hyphenate="true"/>
    </style:style>
    <style:style style:name="T1" style:family="text">
      <style:text-properties style:font-name="Carlito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rlito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outline for empirics part:</text:p>
      <text:list xml:id="list9147604296318247276" text:style-name="L1">
        <text:list-item>
          <text:p text:style-name="P3">Main results</text:p>
        </text:list-item>
        <text:list-item>
          <text:p text:style-name="P3">Robustness checks</text:p>
          <text:list>
            <text:list-item>
              <text:p text:style-name="P3">Nonlinearity</text:p>
              <text:list>
                <text:list-item>
                  <text:p text:style-name="P3">Weighted fix effects</text:p>
                </text:list-item>
              </text:list>
            </text:list-item>
            <text:list-item>
              <text:p text:style-name="P3">Dynamic causality</text:p>
              <text:list>
                <text:list-item>
                  <text:p text:style-name="P3">Dynamic causality is a problem</text:p>
                </text:list-item>
                <text:list-item>
                  <text:p text:style-name="P3">Synthetic control to account for them</text:p>
                </text:list-item>
              </text:list>
            </text:list-item>
            <text:list-item>
              <text:p text:style-name="P3">Analysis using just vote shares</text:p>
            </text:list-item>
            <text:list-item>
              <text:p text:style-name="P3">Alternative boundaries</text:p>
            </text:list-item>
          </text:list>
        </text:list-item>
        <text:list-item>
          <text:p text:style-name="P3">Mechanism</text:p>
          <text:list>
            <text:list-item>
              <text:p text:style-name="P3">Development investment vs administrative increase</text:p>
            </text:list-item>
          </text:list>
        </text:list-item>
        <text:list-item>
          <text:p text:style-name="P5">Alternative hypotheses</text:p>
          <text:list>
            <text:list-item>
              <text:p text:style-name="P5">Punish bureaucrats through other channels</text:p>
              <text:list>
                <text:list-item>
                  <text:p text:style-name="P5">Analysis using bureaucrat career data</text:p>
                </text:list-item>
              </text:list>
            </text:list-item>
            <text:list-item>
              <text:p text:style-name="P5">Election just to win &gt;&gt; manipulation</text:p>
              <text:list>
                <text:list-item>
                  <text:p text:style-name="P5">Digit test for high-level manipulation</text:p>
                </text:list-item>
              </text:list>
            </text:list-item>
          </text:list>
        </text:list-item>
      </text:list>
      <text:p text:style-name="P1"/>
      <text:p text:style-name="P1">What placebos to include:</text:p>
      <text:list xml:id="list2220131524130516797" text:style-name="L2">
        <text:list-item>
          <text:p text:style-name="P6">Granger causality: D_T-2, D_T-1, D_T, D_T+1, D_T+2</text:p>
          <text:list>
            <text:list-item>
              <text:p text:style-name="P6">Coefficients on D_T+1 and D_T+2 should be zero</text:p>
            </text:list-item>
          </text:list>
        </text:list-item>
        <text:list-item>
          <text:p text:style-name="P6">D_T+1 alone</text:p>
        </text:list-item>
        <text:list-item>
          <text:p text:style-name="P6">D_T+1 and D_T, see if effect on D_T+1 disappear</text:p>
        </text:list-item>
        <text:list-item>
          <text:p text:style-name="P6">Synthetic control from periods up until T-2, looking at outcomes on T-1</text:p>
        </text:list-item>
        <text:list-item>
          <text:p text:style-name="P6">Basically try to get placebo result to go to zero</text:p>
        </text:list-item>
        <text:list-item>
          <text:p text:style-name="P4"><text:span text:style-name="Default_20_Paragraph_20_Font"><text:span text:style-name="T1">Alternatively, can try to explain away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rlito" fo:font-family="Carlito" style:font-family-generic="swiss" style:font-pitch="variable"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icrosoft Office</dc:title>
    <dc:creator>Minh Trinh</dc:creator>
    <meta:creation-date>2017-04-03T23:50:00Z</meta:creation-date>
    <dc:date>2017-04-10T21:39:00Z</dc:date>
    <meta:editing-cycles>5</meta:editing-cycles>
    <meta:editing-duration>PT3720S</meta:editing-duration>
    <meta:document-statistic meta:table-count="0" meta:image-count="0" meta:object-count="0" meta:page-count="1" meta:paragraph-count="25" meta:word-count="143" meta:character-count="820" meta:non-whitespace-character-count="725"/>
    <meta:template xlink:type="simple" xlink:actuate="onRequest" xlink:title="" xlink:href="./Microsoft%20Office.ott"/>
  </office:meta>
</office:document-meta>
</file>